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RZar" svg:font-family="IRZar"/>
    <style:font-face style:name="Roboto" svg:font-family="Roboto, Helvetica, Arial, sans-serif"/>
    <style:font-face style:name="verdana" svg:font-family="verdana, geneva, arial, helvetica, sans-serif"/>
    <style:font-face style:name="IRTabassom" svg:font-family="IRTabasso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writing-mode="lr-tb"/>
      <style:text-properties officeooo:paragraph-rsid="001d413d"/>
    </style:style>
    <style:style style:name="P2" style:family="paragraph" style:parent-style-name="Standard">
      <style:paragraph-properties fo:text-align="start" style:justify-single-word="false" style:writing-mode="lr-tb"/>
      <style:text-properties officeooo:paragraph-rsid="001e757d"/>
    </style:style>
    <style:style style:name="P3" style:family="paragraph" style:parent-style-name="Standard">
      <style:paragraph-properties fo:text-align="start" style:justify-single-word="false" style:writing-mode="lr-tb"/>
      <style:text-properties officeooo:paragraph-rsid="0020242f"/>
    </style:style>
    <style:style style:name="P4" style:family="paragraph" style:parent-style-name="Standard">
      <style:paragraph-properties fo:text-align="start" style:justify-single-word="false" style:writing-mode="lr-tb"/>
      <style:text-properties officeooo:paragraph-rsid="0021c9ca"/>
    </style:style>
    <style:style style:name="P5" style:family="paragraph" style:parent-style-name="Standard">
      <style:paragraph-properties fo:text-align="start" style:justify-single-word="false" style:writing-mode="lr-tb"/>
      <style:text-properties officeooo:paragraph-rsid="00238a31"/>
    </style:style>
    <style:style style:name="P6"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writing-mode="lr-tb" style:join-border="false"/>
      <style:text-properties officeooo:paragraph-rsid="001d6183"/>
    </style:style>
    <style:style style:name="P7" style:family="paragraph" style:parent-style-name="Standard">
      <style:paragraph-properties fo:text-align="end" style:justify-single-word="false" style:writing-mode="rl-tb"/>
      <style:text-properties officeooo:paragraph-rsid="001e757d"/>
    </style:style>
    <style:style style:name="P8" style:family="paragraph" style:parent-style-name="Standard">
      <style:paragraph-properties fo:text-align="end" style:justify-single-word="false" style:writing-mode="rl-tb"/>
      <style:text-properties officeooo:paragraph-rsid="0020242f"/>
    </style:style>
    <style:style style:name="P9" style:family="paragraph" style:parent-style-name="Standard">
      <style:paragraph-properties fo:text-align="end" style:justify-single-word="false" style:writing-mode="rl-tb"/>
      <style:text-properties officeooo:paragraph-rsid="00238a31"/>
    </style:style>
    <style:style style:name="P10" style:family="paragraph" style:parent-style-name="Standard">
      <style:paragraph-properties fo:text-align="end" style:justify-single-word="false" style:writing-mode="rl-tb"/>
      <style:text-properties style:font-name="IRTabassom" officeooo:rsid="0021c9ca" officeooo:paragraph-rsid="0021c9ca" style:font-name-complex="IRTabassom"/>
    </style:style>
    <style:style style:name="P11" style:family="paragraph" style:parent-style-name="Standard">
      <style:paragraph-properties fo:text-align="end" style:justify-single-word="false" style:writing-mode="rl-tb"/>
      <style:text-properties style:font-name="IRTabassom" fo:font-size="12pt" officeooo:rsid="00238a31" officeooo:paragraph-rsid="00238a31" style:font-size-asian="12pt" style:font-name-complex="IRTabassom" style:font-size-complex="12pt"/>
    </style:style>
    <style:style style:name="P12" style:family="paragraph" style:parent-style-name="Standard">
      <style:paragraph-properties fo:text-align="end" style:justify-single-word="false" style:writing-mode="rl-tb"/>
      <style:text-properties style:font-name="IRTabassom" fo:font-size="12pt" officeooo:rsid="00274a2e" officeooo:paragraph-rsid="00274a2e" style:font-size-asian="12pt" style:font-name-complex="IRTabassom" style:font-size-complex="12pt"/>
    </style:style>
    <style:style style:name="P13" style:family="paragraph" style:parent-style-name="Standard">
      <style:paragraph-properties fo:text-align="end" style:justify-single-word="false" style:writing-mode="rl-tb"/>
      <style:text-properties officeooo:rsid="00248c70" officeooo:paragraph-rsid="00274a2e" style:font-name-complex="IRTabassom"/>
    </style:style>
    <style:style style:name="P14" style:family="paragraph" style:parent-style-name="Standard">
      <style:paragraph-properties fo:text-align="end" style:justify-single-word="false" style:writing-mode="rl-tb"/>
      <style:text-properties officeooo:rsid="00274a2e" officeooo:paragraph-rsid="00274a2e"/>
    </style:style>
    <style:style style:name="T1" style:family="text">
      <style:text-properties fo:font-variant="normal" fo:text-transform="none" fo:color="#000033" style:font-name="verdana" fo:font-size="8.25pt" fo:letter-spacing="normal" fo:font-style="normal" fo:font-weight="normal"/>
    </style:style>
    <style:style style:name="T2" style:family="text">
      <style:text-properties fo:font-variant="normal" fo:text-transform="none" fo:color="#000033" style:font-name="verdana" fo:font-size="8.25pt" fo:letter-spacing="normal" fo:font-style="normal" fo:font-weight="normal" officeooo:rsid="0020242f"/>
    </style:style>
    <style:style style:name="T3" style:family="text">
      <style:text-properties fo:font-variant="normal" fo:text-transform="none" fo:color="#000033" style:font-name="verdana" fo:font-size="8.25pt" fo:letter-spacing="normal" fo:font-style="normal" fo:font-weight="normal" officeooo:rsid="0021c9ca" style:font-name-complex="IRTabassom"/>
    </style:style>
    <style:style style:name="T4" style:family="text">
      <style:text-properties fo:font-variant="normal" fo:text-transform="none" fo:color="#000033" style:font-name="verdana" fo:font-size="8.25pt" fo:letter-spacing="normal" fo:font-style="normal" fo:font-weight="normal" officeooo:rsid="00262e00"/>
    </style:style>
    <style:style style:name="T5" style:family="text">
      <style:text-properties fo:font-variant="normal" fo:text-transform="none" fo:color="#000033" style:font-name="verdana" fo:font-size="8.25pt" fo:letter-spacing="normal" fo:font-style="normal" fo:font-weight="normal" officeooo:rsid="0027226f"/>
    </style:style>
    <style:style style:name="T6" style:family="text">
      <style:text-properties fo:font-variant="normal" fo:text-transform="none" fo:color="#000033" style:font-name="verdana" fo:font-size="8.25pt" fo:letter-spacing="normal" fo:font-style="normal" fo:font-weight="normal" officeooo:rsid="002737bb"/>
    </style:style>
    <style:style style:name="T7" style:family="text">
      <style:text-properties fo:font-variant="normal" fo:text-transform="none" fo:color="#000033" style:font-name="verdana" fo:font-size="8.25pt" fo:letter-spacing="normal" fo:font-style="normal" fo:font-weight="normal" officeooo:rsid="00274a2e"/>
    </style:style>
    <style:style style:name="T8" style:family="text">
      <style:text-properties fo:font-variant="normal" fo:text-transform="none" fo:color="#000033" fo:font-size="8.25pt" fo:letter-spacing="normal" fo:font-style="normal" fo:font-weight="normal"/>
    </style:style>
    <style:style style:name="T9" style:family="text">
      <style:text-properties fo:font-variant="normal" fo:text-transform="none" fo:color="#000033" fo:letter-spacing="normal" fo:font-style="normal" fo:font-weight="normal"/>
    </style:style>
    <style:style style:name="T10" style:family="text">
      <style:text-properties fo:font-variant="normal" fo:text-transform="none" fo:color="#152935" style:font-name="Roboto" fo:font-size="10.5pt" fo:letter-spacing="normal" fo:font-style="normal" fo:font-weight="normal"/>
    </style:style>
    <style:style style:name="T11" style:family="text">
      <style:text-properties fo:font-variant="normal" fo:text-transform="none" fo:color="#152935" style:font-name="Roboto" fo:font-size="10.5pt" fo:letter-spacing="normal" fo:font-style="normal" fo:font-weight="normal" officeooo:rsid="0021c9ca"/>
    </style:style>
    <style:style style:name="T12" style:family="text">
      <style:text-properties officeooo:rsid="001d6183"/>
    </style:style>
    <style:style style:name="T13" style:family="text">
      <style:text-properties officeooo:rsid="0021c9ca"/>
    </style:style>
    <style:style style:name="T14" style:family="text">
      <style:text-properties officeooo:rsid="0021c9ca" style:font-name-complex="IRTabasso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3">Initial Date Submitted: <text:s/></text:span><text:span text:style-name="T10">02 Dec 2020</text:span></text:p>
      <text:p text:style-name="P4"><text:span text:style-name="T11">Status Date: </text:span><text:span text:style-name="T10">06 Sep 2022</text:span></text:p>
      <text:p text:style-name="P6"><text:span text:style-name="T12">Date Revision Due: <text:s/></text:span><text:span text:style-name="T10">21 Oct 2022</text:span></text:p>
      <text:p text:style-name="P1"/>
      <text:p text:style-name="P10">1 – مهلت ارسال پاسخ ۲۱ اکتبر ۲۰۲۲ یعنی ۲۹ مهرماه ۱۴۰۱ است.</text:p>
      <text:p text:style-name="P10">۲ – اینکه این revision از چه نوعی است، از کجا معلوم می‌شود؟‌minor است یا major ؟</text:p>
      <text:p text:style-name="P1"><text:span text:style-name="T1"/></text:p>
      <text:p text:style-name="P2"><text:span text:style-name="T1">Comments on your work have now been received. On the basis of these reviews your Editor is advising that you revise your manuscript.</text:span></text:p>
      <text:p text:style-name="P7">نظرات در مورد کار شما در حال حاضر دریافت شده است. بر اساس این بررسی ها ویراستار شما توصیه می کند که نسخه خطی خود را اصلاح کنید.</text:p>
      <text:p text:style-name="P9"><text:span text:style-name="T14">3 – چرا در اینجا گفته شده است که توصیه می‌شود؟ منظور این است که بهتر است به جای اعتراض دادن نسخه موجود اصلاح شود؟</text:span></text:p>
      <text:p text:style-name="P9"><text:span text:style-name="T3"/></text:p>
      <text:p text:style-name="P5"><text:span text:style-name="T1">The revised version of your submission is due by 21 Oct 2022.</text:span></text:p>
      <text:p text:style-name="P5"><text:span text:style-name="T1">Yours sincerely,</text:span></text:p>
      <text:p text:style-name="P5"><text:span text:style-name="T1">Rosa Maria Spitaleri, Research Director</text:span></text:p>
      <text:p text:style-name="P5"><text:span text:style-name="T1">Editor in Chief</text:span></text:p>
      <text:p text:style-name="P5"><text:span text:style-name="T1">Mathematics and Computers in Simulation</text:span></text:p>
      <text:p text:style-name="P11"><text:span text:style-name="T9">۴ – خانم Rosa Maria Spitaleri هم مدیر پژوهش هستند و هم سردبیر. مدیر پژوهش (Research Director ) به چه معنایی است؟ و اینکه یک نفر هر دو عنوان را داشته باشد آیا متداول است؟</text:span></text:p>
      <text:p text:style-name="P5"><text:span text:style-name="T1"/></text:p>
      <text:p text:style-name="P5"><text:span text:style-name="T1"/></text:p>
      <text:p text:style-name="P5"><text:span text:style-name="T1"/></text:p>
      <text:p text:style-name="P5"><text:span text:style-name="T1">Reviewers' comments:</text:span></text:p>
      <text:p text:style-name="P7"><text:span text:style-name="T1">نظرات داوران:</text:span></text:p>
      <text:p text:style-name="P2"><text:span text:style-name="T1"/></text:p>
      <text:p text:style-name="P2"><text:span text:style-name="T1">Editor: Two reviewers have concerns regarding the main novelty of the paper. Please, kindly address in detail the novelty concerns raised by reviewer #2 and #3. Also there are multiple typos in the manuscript, please could you review them? Kind regards.</text:span></text:p>
      <text:p text:style-name="P7"><text:span text:style-name="T1">ویراستار: دو داور در مورد تازگی اصلی مقاله نگرانی هایی دارند. لطفاً، لطفاً با جزئیات به نگرانی های جدید مطرح شده توسط بازبین شماره 2 و 3 رسیدگی کنید. همچنین چندین اشتباه تایپی در دست نوشته وجود دارد، لطفاً آنها را مرور کنید؟ با احترام.</text:span></text:p>
      <text:p text:style-name="P13"><text:span text:style-name="T1">۵ – </text:span><text:span text:style-name="T6">داور شماره </text:span><text:span text:style-name="T7">۳</text:span><text:span text:style-name="T6"> قانع شده است. </text:span><text:span text:style-name="T7">چرا سردبیر می‌گوید که داورهای ۲ و ۳ ملاحظاتی داند؟</text:span></text:p>
      <text:p text:style-name="P13"><text:span text:style-name="T7">۶ - </text:span><text:span text:style-name="T4">در مورد اشتباهات </text:span><text:span text:style-name="T5">تایپی</text:span><text:span text:style-name="T4"> چه باید کرد؟ </text:span><text:span text:style-name="T5">از کجا باید بفهمیم که چه اشتباهاتی وجود دارد؟</text:span></text:p>
      <text:p text:style-name="P2"><text:span text:style-name="T1"/></text:p>
      <text:p text:style-name="P2"><text:span text:style-name="T1"/></text:p>
      <text:p text:style-name="P2"><text:span text:style-name="T1">Reviewer #1: No more comments from my side.</text:span></text:p>
      <text:p text:style-name="P7"><text:span text:style-name="T1">نظردهنده شماره 1: نظر دیگری از طرف من وجود ندارد.</text:span></text:p>
      <text:p text:style-name="P2"><text:span text:style-name="T1">Reviewer #2: The authors have altered the manuscript according to my suggestions, and it is now easier to read and follow. The improvements in the manuscript are clear.</text:span></text:p>
      <text:p text:style-name="P7"><text:span text:style-name="T1">داور شماره 2: نویسندگان نسخه خطی را مطابق پیشنهادات من تغییر داده اند و اکنون خواندن و دنبال کردن آن آسان تر است. پیشرفت در نسخه خطی واضح است.</text:span></text:p>
      <text:p text:style-name="P2"><text:span text:style-name="T1"/></text:p>
      <text:p text:style-name="P2"><text:span text:style-name="T1">However, for the crucial calculations in the presented work the authors responded that "Finding the primitive function in (11) can be done by common softwares. " and I agree with that statement. They even reference the paper where similar work is previously done. Further, the authors responded with "The answers obtained in this article are particularly accurate in coarse segmentation. Really this work is useful when the calculations are done quickly." This leads me to my final question: "What is the scientific novelty of the presented work?" If the equations are known, and the speed and coarse meshing are of the main interest, then the authors should have considered giving more information about the overall speed and accuracy with low number of mesh elements, in comparison with other approaches.</text:span></text:p>
      <text:p text:style-name="P7"><text:span text:style-name="T1">با این حال، برای محاسبات مهم در کار ارائه شده، نویسندگان پاسخ دادند که "یافتن تابع اولیه در (11) را می توان توسط نرم افزارهای رایج انجام داد." و من با این جمله موافق هستم. آنها حتی به مقاله ای اشاره می کنند که در آن کار مشابه قبلاً انجام شده است. علاوه بر این، نویسندگان با این پاسخ پاسخ دادند: "پاسخ های به دست آمده در این مقاله به ویژه در تقسیم بندی درشت دقیق هستند. واقعاً این کار زمانی مفید است که محاسبات به سرعت انجام شود." این من را به سؤال نهایی من می رساند: "تازه علمی کار ارائه شده چیست؟" اگر معادلات شناخته شده باشند و </text:span><text:soft-page-break/><text:span text:style-name="T1">سرعت و مش بندی درشت مورد توجه اصلی باشد، نویسندگان باید در مقایسه با سایر روش ها اطلاعات بیشتری در مورد سرعت و دقت کلی با تعداد کم عناصر مش ارائه دهند.</text:span></text:p>
      <text:p text:style-name="P2"><text:span text:style-name="T1"/></text:p>
      <text:p text:style-name="P3"><text:span text:style-name="T1">My opinion is that this work can be published if the authors clearly state the scientific novelty and reorganize the manuscript accordingly.</text:span></text:p>
      <text:p text:style-name="P8"><text:span text:style-name="T1">نظر من این است که در صورتی می توان این اثر را منتشر کرد که نو</text:span><text:span text:style-name="T2">ی</text:span><text:span text:style-name="T1">سندگان تازگ</text:span><text:span text:style-name="T2">ی</text:span><text:span text:style-name="T1"> علمی را به وضوح بیان کنند و نسخه خطی را بر اساس آن سازماندهی مجدد کنند.</text:span></text:p>
      <text:p text:style-name="P3"><text:span text:style-name="T1"/></text:p>
      <text:p text:style-name="P3"><text:span text:style-name="T1"/></text:p>
      <text:p text:style-name="P3"><text:span text:style-name="T1"/></text:p>
      <text:p text:style-name="P3"><text:span text:style-name="T1">Reviewer #3: I'm now convinced on the novelty of the paper. The corrections made are ok for me.</text:span></text:p>
      <text:p text:style-name="P8"><text:span text:style-name="T1">داور شماره 3: من اکنون در مورد جدید بودن مقاله متقاعد شده</text:span><text:span text:style-name="T2">‌</text:span><text:span text:style-name="T1">ام. اصلاحات انجام شده برای من خوب است.</text:span></text:p>
      <text:p text:style-name="P3"><text:span text:style-name="T1"/></text:p>
      <text:p text:style-name="P3"><text:span text:style-name="T1"/></text:p>
      <text:p text:style-name="P3"><text:span text:style-name="T1"/></text:p>
      <text:p text:style-name="P3"><text:span text:style-name="T1">For further assistance, please visit our customer support site at http://help.elsevier.com/app/answers/list/p/7923. Here you can search for solutions on a range of topics, find answers to frequently asked questions and learn more about EM via interactive tutorials. You will also find our 24/7 support contact details should you need any further assistance from one of our customer support representatives.</text:span></text:p>
      <text:p text:style-name="P8"><text:span text:style-name="T1">برای راهنمایی بیشتر، لطفاً از سایت پشتیبانی مشتری ما در http://help.elsevier.com/app/answers/list/p/7923 دیدن کنید. در اینجا می‌توانید راه‌حل‌هایی را درباره موضوعات مختلف جستجو کنید، پاسخ سؤالات متداول را بیابید و از طریق آموزش‌های تعاملی درباره EM اطلاعات بیشتری کسب کنید. همچنین در صورت نیاز به کمک بیشتر از یکی از نمایندگان پشتیبانی مشتری، اطلاعات تماس با پشتیبانی 24 ساعته ما را خواهید یافت.</text:span></text:p>
      <text:p text:style-name="P12"><text:span text:style-name="T9">۷ – منظور از EM <text:s/>چیست؟</text:span></text:p>
      <text:p text:style-name="P14"><text:span text:style-name="T1"/></text:p>
      <text:p text:style-name="P3"><text:span text:style-name="T1"/></text:p>
      <text:p text:style-name="P3"><text:span text:style-name="T1">#AU_MATCOM#</text:span><text:line-break/><text:line-break/><text:span text:style-name="T1">To ensure this email reaches the intended recipient, please do not delete the above code</text:span><text:line-break/><text:line-break/><text:span text:style-name="T1">__________________________________________________</text:span><text:line-break/><text:span text:style-name="T1">In compliance with data protection regulations, you may request that we remove your personal registration details at any time. (Use the following URL: https://www.editorialmanager.com/matcom/login.asp?a=r). Please contact the publication office if you have any ques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RZar" svg:font-family="IRZar"/>
    <style:font-face style:name="Roboto" svg:font-family="Roboto, Helvetica, Arial, sans-serif"/>
    <style:font-face style:name="verdana" svg:font-family="verdana, geneva, arial, helvetica, sans-serif"/>
    <style:font-face style:name="IRTabassom" svg:font-family="IRTabasso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IRZar"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IRZar"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IRZar" style:font-family-complex="IRZar"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IRZar" style:font-family-complex="IRZar"/>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IRZar" style:font-family-complex="IR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IRZar" style:font-family-complex="IRZa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30T09:57:34.801189464</meta:creation-date>
    <meta:generator>LibreOffice/6.0.7.3$Linux_X86_64 LibreOffice_project/00m0$Build-3</meta:generator>
    <dc:date>2022-09-30T16:35:38.787496016</dc:date>
    <meta:editing-duration>PT1H5M51S</meta:editing-duration>
    <meta:editing-cycles>4</meta:editing-cycles>
    <meta:document-statistic meta:table-count="0" meta:image-count="0" meta:object-count="0" meta:page-count="2" meta:paragraph-count="34" meta:word-count="920" meta:character-count="5226" meta:non-whitespace-character-count="4329"/>
  </office:meta>
</office:document-meta>
</file>